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8.741cm" table:align="margins"/>
    </style:style>
    <style:style style:name="Table6.A" style:family="table-column">
      <style:table-column-properties style:column-width="0.42cm" style:rel-column-width="1465*"/>
    </style:style>
    <style:style style:name="Table6.B" style:family="table-column">
      <style:table-column-properties style:column-width="4.937cm" style:rel-column-width="17264*"/>
    </style:style>
    <style:style style:name="Table6.C" style:family="table-column">
      <style:table-column-properties style:column-width="0.376cm" style:rel-column-width="1314*"/>
    </style:style>
    <style:style style:name="Table6.D" style:family="table-column">
      <style:table-column-properties style:column-width="13.009cm" style:rel-column-width="45492*"/>
    </style:style>
    <style:style style:name="Table6.A1" style:family="table-cell">
      <style:table-cell-properties fo:padding="0cm" fo:border="none"/>
    </style:style>
    <style:style style:name="Table4" style:family="table">
      <style:table-properties style:width="18.741cm" table:align="margins"/>
    </style:style>
    <style:style style:name="Table4.A" style:family="table-column">
      <style:table-column-properties style:column-width="9.37cm" style:rel-column-width="32767*"/>
    </style:style>
    <style:style style:name="Table4.B" style:family="table-column">
      <style:table-column-properties style:column-width="9.372cm" style:rel-column-width="32768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8.741cm" table:align="margins"/>
    </style:style>
    <style:style style:name="Table1.A" style:family="table-column">
      <style:table-column-properties style:column-width="9.37cm" style:rel-column-width="32764*"/>
    </style:style>
    <style:style style:name="Table1.B" style:family="table-column">
      <style:table-column-properties style:column-width="9.372cm" style:rel-column-width="3277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842cm" table:align="right"/>
    </style:style>
    <style:style style:name="Table2.A" style:family="table-column">
      <style:table-column-properties style:column-width="0.743cm"/>
    </style:style>
    <style:style style:name="Table2.B" style:family="table-column">
      <style:table-column-properties style:column-width="7.775cm"/>
    </style:style>
    <style:style style:name="Table2.C" style:family="table-column">
      <style:table-column-properties style:column-width="0.31cm"/>
    </style:style>
    <style:style style:name="Table2.D" style:family="table-column">
      <style:table-column-properties style:column-width="9.0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741cm" table:align="margins"/>
    </style:style>
    <style:style style:name="Table3.A" style:family="table-column">
      <style:table-column-properties style:column-width="9.37cm" style:rel-column-width="32767*"/>
    </style:style>
    <style:style style:name="Table3.B" style:family="table-column">
      <style:table-column-properties style:column-width="9.372cm" style:rel-column-width="32768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8.547cm" table:align="margins"/>
    </style:style>
    <style:style style:name="Table5.A" style:family="table-column">
      <style:table-column-properties style:column-width="18.547cm" style:rel-column-width="65535*"/>
    </style:style>
    <style:style style:name="Table5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1.173cm" fo:margin-right="-0.004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Arial"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header}</text:p>
      <text:p text:style-name="P10">BERITA ACARA TINJAUAN LAPANGAN</text:p>
      <text:p text:style-name="P11">{nama_izin}</text:p>
      <text:p text:style-name="P13">Nomor: {nomor_bap}</text:p>
      <text:p text:style-name="P13"/>
      <text:p text:style-name="P14">Pada hari <text:s/>{hari} tanggal {tanggal_bap} kami yang bertanda tangan di bawah ini, telah menyelenggarakan tinjauan lapangan terhadap berkas permohonan :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4">Nomor Pendaftaran </text:p>
          </table:table-cell>
          <table:table-cell table:style-name="Table6.A1" office:value-type="string">
            <text:p text:style-name="P1">:</text:p>
          </table:table-cell>
          <table:table-cell table:style-name="Table6.A1" office:value-type="string">
            <text:p text:style-name="P14">{no_pendaftaran}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4">Nama Pemohon</text:p>
          </table:table-cell>
          <table:table-cell table:style-name="Table6.A1" office:value-type="string">
            <text:p text:style-name="P1">:</text:p>
          </table:table-cell>
          <table:table-cell table:style-name="Table6.A1" office:value-type="string">
            <text:p text:style-name="P14">{nama_pemohon}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4">Alamat Pemohon</text:p>
          </table:table-cell>
          <table:table-cell table:style-name="Table6.A1" office:value-type="string">
            <text:p text:style-name="P1">:</text:p>
          </table:table-cell>
          <table:table-cell table:style-name="Table6.A1" office:value-type="string">
            <text:p text:style-name="P14">{alamat_pemohon}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4">No Telp</text:p>
          </table:table-cell>
          <table:table-cell table:style-name="Table6.A1" office:value-type="string">
            <text:p text:style-name="P1">:</text:p>
          </table:table-cell>
          <table:table-cell table:style-name="Table6.A1" office:value-type="string">
            <text:p text:style-name="P14">{no_telp}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4">Lokasi Usaha</text:p>
          </table:table-cell>
          <table:table-cell table:style-name="Table6.A1" office:value-type="string">
            <text:p text:style-name="P1">:</text:p>
          </table:table-cell>
          <table:table-cell table:style-name="Table6.A1" office:value-type="string">
            <text:p text:style-name="P14">{lokasi_usaha}</text:p>
          </table:table-cell>
        </table:table-row>
      </table:table>
      <text:p text:style-name="P14"/>
      <text:p text:style-name="P14">Berdasarkan tinjauan lapangan didapatkan data sebagai berikut :</text:p>
      <text:p text:style-name="P15"/>
      <text:list xml:id="list35159992" text:style-name="L1">
        <text:list-item>
          <text:p text:style-name="P21">DATA ADMINISTRASI</text:p>
          <text:p text:style-name="P21">Nama Badan Usaha<text:tab/><text:tab/>: ...........................</text:p>
          <text:p text:style-name="P21">Sertifikat kepemilikan tanah<text:tab/>: Nama Pemilik <text:tab/>: ...........................</text:p>
        </text:list-item>
      </text:list>
      <text:p text:style-name="P15"><text:tab/><text:tab/> <text:tab/><text:tab/><text:tab/> <text:s/>Luas Tanah<text:tab/>: ........................... m2</text:p>
      <text:p text:style-name="P15"/>
      <text:list xml:id="list35160697" text:continue-numbering="true" text:style-name="L1">
        <text:list-item>
          <text:p text:style-name="P21">DATA TEKNIS</text:p>
          <text:p text:style-name="P21">Tata Ruang<text:tab/><text:tab/><text:tab/>: sesuai/tidak *)</text:p>
          <text:p text:style-name="P21">Garis Sempadan Bangunan<text:tab/>: ........................... m dari ...........................</text:p>
          <text:p text:style-name="P21">Garis Sempadan Pagar<text:tab/><text:tab/>: ........................... m dari ...........................</text:p>
          <text:p text:style-name="P21">Koefisien Dasar Bangunan <text:tab/>: <text:span text:style-name="T1">Luas Lantai Dasar</text:span> <text:s/><text:tab/>= <text:span text:style-name="T1">.......................... m2</text:span> = ........................... %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1"><text:s/>Luas Tanah<text:tab/> <text:s text:c="8"/><text:tab/> <text:s/>........................... m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tab/>Koefisien Dasar Bangunan <text:tab/>: <text:span text:style-name="T1">Luas Lantai Lantai</text:span> <text:tab/>= <text:span text:style-name="T1">.......................... m2</text:span> = ........................... %</text:p>
      <text:p text:style-name="P15"><text:tab/><text:tab/><text:tab/><text:tab/><text:tab/> <text:s/>Luas Tanah<text:tab/> <text:s text:c="3"/><text:tab/> <text:s text:c="2"/>........................... m</text:p>
      <text:p text:style-name="P15"><text:tab/>Kegiatan Pembangunan<text:tab/>: baru/ perluasan/ pelestarian/ perub. fungsi/perub. bentuk/perub. Pemilik *)</text:p>
      <text:p text:style-name="P15"><text:tab/>Tahap Kegiatan<text:tab/><text:tab/><text:tab/>: Belum dibangun / Sedang dibangun/ Sudah jadi *)</text:p>
      <text:p text:style-name="P15"><text:tab/>Fungsi Bangunan<text:tab/><text:tab/>: Hunian <text:tab/>: ...........................</text:p>
      <text:p text:style-name="P15"><text:tab/><text:tab/><text:tab/><text:tab/><text:tab/> <text:s/>Keagamaan<text:tab/>: ...........................</text:p>
      <text:p text:style-name="P15"><text:tab/><text:tab/><text:tab/><text:tab/><text:tab/> <text:s/>Usaha<text:tab/><text:tab/>: ...........................</text:p>
      <text:p text:style-name="P15"><text:tab/><text:tab/><text:tab/><text:tab/><text:tab/> <text:s/>Sosbud<text:tab/>: ...........................</text:p>
      <text:p text:style-name="P15"><text:tab/>Klasifikasi Bangunan<text:tab/><text:tab/>: Kompleksitas <text:tab/><text:tab/>: sederhana / tidak sederhana / khusus *)</text:p>
      <text:p text:style-name="P15"><text:tab/><text:tab/><text:tab/><text:tab/><text:tab/> <text:s/>Permanensi<text:tab/><text:tab/>: permanen / semi permanen / darurat *)</text:p>
      <text:p text:style-name="P15"><text:tab/><text:tab/><text:tab/><text:tab/><text:tab/> <text:s/>Resiko Kebakaran<text:tab/>: tinggi / sedang / rendah*)</text:p>
      <text:p text:style-name="P15"><text:tab/><text:tab/><text:tab/><text:tab/><text:tab/> <text:s/>Zonasi gempa<text:tab/><text:tab/>: minor / sedang / kuat*)</text:p>
      <text:p text:style-name="P15"><text:tab/><text:tab/><text:tab/><text:tab/><text:tab/> <text:s/>Kepadatan<text:tab/><text:tab/>: renggang / sedang / padat*)</text:p>
      <text:p text:style-name="P15"><text:tab/><text:tab/><text:tab/><text:tab/><text:tab/> <text:s/>Ketinggian<text:tab/><text:tab/>: rendah / sedang / tinggi*)</text:p>
      <text:p text:style-name="P15"><text:tab/><text:tab/><text:tab/><text:tab/><text:tab/> <text:s/>Kepemilikan<text:tab/><text:tab/>: negara atau yayasan / perorangan / swasta*)</text:p>
      <text:p text:style-name="P15"><text:tab/>Waktu Penggunaan<text:tab/><text:tab/>: tetap / sementara menengah/ sementara pendek*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Luas <text:s/>Bangunan Gedung<text:tab/>:</text:p>
            <text:p text:style-name="P7"><text:tab/>Basement <text:tab/>: .................. m2</text:p>
            <text:p text:style-name="P7"><text:tab/>Lantai 1<text:tab/>: .................. m2</text:p>
            <text:p text:style-name="P7"><text:tab/>Lantai 2<text:tab/>: .................. m2</text:p>
            <text:p text:style-name="P7"><text:tab/>Lantai 3<text:tab/>: .................. m2</text:p>
            <text:p text:style-name="P7"><text:tab/>Lantai 4<text:tab/>: .................. m2</text:p>
            <text:p text:style-name="P7"><text:tab/><text:span text:style-name="T1">Lantai 5<text:tab/>: .................. m2</text:span></text:p>
            <text:p text:style-name="P7"><text:tab/>Luas total <text:tab/>: .................. m2</text:p>
          </table:table-cell>
          <table:table-cell table:style-name="Table4.A1" office:value-type="string">
            <text:p text:style-name="P3">Volume Prasarana Bangunan Gedung :</text:p>
            <text:p text:style-name="P3"><text:tab/>Pagar/pembatas<text:tab/>: ........................... m’</text:p>
            <text:p text:style-name="P3"><text:tab/>Gerbang/gapura<text:tab/>: ........................... unit</text:p>
            <text:p text:style-name="P3"><text:tab/>Jalan/perkerasan<text:tab/>: ........................... m’</text:p>
            <text:p text:style-name="P3"><text:tab/>Box Culvert /jembatan<text:tab/>: ........................... unit</text:p>
            <text:p text:style-name="P3"><text:tab/>Kolam/water treatment<text:tab/>: ........................... m3</text:p>
            <text:p text:style-name="P3"><text:tab/>Menara <text:tab/><text:tab/>: ........................... m’</text:p>
          </table:table-cell>
        </table:table-row>
      </table:table>
      <text:p text:style-name="P15"><text:tab/> <text:s/></text:p>
      <text:p text:style-name="P15">Demikian Berita Acara ini dibuat untuk dipergunakan sebagaimana mestinya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{kota}, {tanggal}</text:p>
            <text:p text:style-name="P2">Dibuat oleh 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[!-- BEGIN row.petugas --]{no}</text:p>
          </table:table-cell>
          <table:table-cell table:style-name="Table2.A1" office:value-type="string">
            <text:p text:style-name="P18"><text:span text:style-name="T2">{nama}</text:span><text:line-break/>{dinas}</text:p>
          </table:table-cell>
          <table:table-cell table:style-name="Table2.A1" office:value-type="string">
            <text:p text:style-name="P18">:</text:p>
          </table:table-cell>
          <table:table-cell table:style-name="Table2.A1" office:value-type="string">
            <text:p text:style-name="P17">.................... [!-- END row.petugas --]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Mengetahui :</text:p>
            <text:p text:style-name="P2">a.n. Kepala Dinas Perijinan</text:p>
            <text:p text:style-name="P2">{jabatan}</text:p>
            <text:p text:style-name="P2"/>
            <text:p text:style-name="P2"/>
            <text:p text:style-name="P2"/>
            <text:p text:style-name="P19"><text:soft-page-break/>{nama_pejabat}</text:p>
            <text:p text:style-name="P20">NIP. {nip_pejabat}</text:p>
          </table:table-cell>
          <table:table-cell table:style-name="Table3.A1" office:value-type="string">
            <text:p text:style-name="P16">Mengetahui</text:p>
            <text:p text:style-name="P16">Pemohon / penanggung jawab :</text:p>
            <text:p text:style-name="P2"/>
            <text:p text:style-name="P2"/>
            <text:p text:style-name="P2"/>
            <text:p text:style-name="P2"/>
            <text:p text:style-name="P6"><text:soft-page-break/><text:s text:c="34"/>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table:number-columns-spanned="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>Catatan :</text:p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0.185cm" fo:margin-bottom="1.984cm" fo:margin-left="1.517cm" fo:margin-right="1.33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9:44:58</meta:creation-date>
    <meta:editing-duration>PT7M47S</meta:editing-duration>
    <meta:editing-cycles>12</meta:editing-cycles>
    <meta:generator>OpenOffice.org/3.3$Win32 OpenOffice.org_project/330m20$Build-9567</meta:generator>
    <dc:date>2012-07-27T15:01:52.51</dc:date>
    <dc:creator>Yogi Cahyana</dc:creator>
    <meta:document-statistic meta:table-count="6" meta:image-count="0" meta:object-count="0" meta:page-count="2" meta:paragraph-count="79" meta:word-count="357" meta:character-count="2924"/>
  </office:meta>
</office:document-meta>
</file>